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imeDeserializer.getFastMatchToke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imeDeserializer.deserialze( DefaultJSONParser parser , Type clazz , Object fieldName )</text:p>
          </table:table-cell>
          <table:table-cell office:value-type="float" office:value="16">
            <text:p text:style-name="Table_20_Contents">16</text:p>
          </table:table-cell>
          <table:table-cell office:value-type="float" office:value="12">
            <text:p text:style-name="Table_20_Contents">12</text:p>
          </table:table-cell>
          <table:table-cell office:value-type="float" office:value="58">
            <text:p text:style-name="Table_20_Contents">5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